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MILVATproS</text:p>
          </table:table-cell>
          <table:table-cell table:number-columns-repeated="5"/>
          <table:table-cell office:value-type="string" calcext:value-type="string">
            <text:p>MILVproS</text:p>
          </table:table-cell>
          <table:table-cell table:number-columns-repeated="3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carbionic_anhyd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table:style-name="ce1" table:formula="of:=[.D6]/[.E6]" office:value-type="float" office:value="0.508474576271186" calcext:value-type="float">
            <text:p>0.508474576271186</text:p>
          </table:table-cell>
          <table:table-cell table:number-columns-repeated="2"/>
          <table:table-cell table:style-name="ce1" office:value-type="string" calcext:value-type="string">
            <text:p>carbionic_anhyd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style-name="ce1" table:formula="of:=[.K6]/[.L6]" office:value-type="float" office:value="0.515151515151515" calcext:value-type="float">
            <text:p>0.515151515151515</text:p>
          </table:table-cell>
        </table:table-row>
        <table:table-row table:style-name="ro1">
          <table:table-cell/>
          <table:table-cell table:style-name="ce1"/>
          <table:table-cell office:value-type="float" office:value="7.5" calcext:value-type="float">
            <text:p>7.5</text:p>
          </table:table-cell>
          <table:table-cell table:number-columns-repeated="2" office:value-type="float" office:value="65" calcext:value-type="float">
            <text:p>65</text:p>
          </table:table-cell>
          <table:table-cell table:style-name="ce2" table:formula="of:=[.D7]/[.E7]" office:value-type="float" office:value="1" calcext:value-type="float">
            <text:p>1</text:p>
          </table:table-cell>
          <table:table-cell table:number-columns-repeated="2"/>
          <table:table-cell table:style-name="ce1"/>
          <table:table-cell office:value-type="float" office:value="7.5" calcext:value-type="float">
            <text:p>7.5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2" table:formula="of:=[.K7]/[.L7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/>
          <table:table-cell office:value-type="float" office:value="8" calcext:value-type="float">
            <text:p>8</text:p>
          </table:table-cell>
          <table:table-cell table:number-columns-repeated="2" office:value-type="float" office:value="65" calcext:value-type="float">
            <text:p>65</text:p>
          </table:table-cell>
          <table:table-cell table:style-name="ce2" table:formula="of:=[.D8]/[.E8]" office:value-type="float" office:value="1" calcext:value-type="float">
            <text:p>1</text:p>
          </table:table-cell>
          <table:table-cell table:number-columns-repeated="2"/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2" table:formula="of:=[.K8]/[.L8]" office:value-type="float" office:value="0.977272727272727" calcext:value-type="float">
            <text:p>0.977272727272727</text:p>
          </table:table-cell>
        </table:table-row>
        <table:table-row table:style-name="ro1">
          <table:table-cell table:number-columns-repeated="2"/>
          <table:table-cell office:value-type="float" office:value="8.5" calcext:value-type="float">
            <text:p>8.5</text:p>
          </table:table-cell>
          <table:table-cell table:number-columns-repeated="2" office:value-type="float" office:value="65" calcext:value-type="float">
            <text:p>65</text:p>
          </table:table-cell>
          <table:table-cell table:style-name="ce2" table:formula="of:=[.D9]/[.E9]" office:value-type="float" office:value="1" calcext:value-type="float">
            <text:p>1</text:p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2" table:formula="of:=[.K9]/[.L9]" office:value-type="float" office:value="0.976190476190476" calcext:value-type="float">
            <text:p>0.976190476190476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 office:value-type="float" office:value="65" calcext:value-type="float">
            <text:p>65</text:p>
          </table:table-cell>
          <table:table-cell table:formula="of:=[.D10]/[.E10]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formula="of:=[.K10]/[.L10]" office:value-type="float" office:value="0.953488372093023" calcext:value-type="float">
            <text:p>0.953488372093023</text:p>
          </table:table-cell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formula="of:=[.D11]/[.E11]" office:value-type="float" office:value="0.984126984126984" calcext:value-type="float">
            <text:p>0.984126984126984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formula="of:=[.K11]/[.L11]" office:value-type="float" office:value="0.878048780487805" calcext:value-type="float">
            <text:p>0.878048780487805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formula="of:=[.D12]/[.E12]" office:value-type="float" office:value="0.984126984126984" calcext:value-type="float">
            <text:p>0.9841269841269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table:formula="of:=[.K12]/[.L12]" office:value-type="float" office:value="0.697674418604651" calcext:value-type="float">
            <text:p>0.69767441860465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style-name="ce1"/>
          <table:table-cell table:number-columns-repeated="7"/>
        </table:table-row>
        <table:table-row table:style-name="ro1" table:number-rows-repeated="6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gly_cyclase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  <table:table-cell table:style-name="ce1" table:formula="of:=[.D21]/[.E21]" office:value-type="float" office:value="0.391891891891892" calcext:value-type="float">
            <text:p>0.391891891891892</text:p>
          </table:table-cell>
          <table:table-cell table:number-columns-repeated="2"/>
          <table:table-cell table:style-name="ce1" office:value-type="string" calcext:value-type="string">
            <text:p>gly_cyclase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table:style-name="ce1" table:formula="of:=[.K21]/[.L21]" office:value-type="float" office:value="0.384615384615385" calcext:value-type="float">
            <text:p>0.384615384615385</text:p>
          </table:table-cell>
        </table:table-row>
        <table:table-row table:style-name="ro1">
          <table:table-cell/>
          <table:table-cell table:style-name="ce1"/>
          <table:table-cell office:value-type="float" office:value="7.5" calcext:value-type="float">
            <text:p>7.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style-name="ce2" table:formula="of:=[.D22]/[.E22]" office:value-type="float" office:value="0.97752808988764" calcext:value-type="float">
            <text:p>0.97752808988764</text:p>
          </table:table-cell>
          <table:table-cell table:number-columns-repeated="2"/>
          <table:table-cell table:style-name="ce1"/>
          <table:table-cell office:value-type="float" office:value="7.5" calcext:value-type="float">
            <text:p>7.5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style-name="ce1" table:formula="of:=[.K22]/[.L22]" office:value-type="float" office:value="0.962962962962963" calcext:value-type="float">
            <text:p>0.962962962962963</text:p>
          </table:table-cell>
        </table:table-row>
        <table:table-row table:style-name="ro1">
          <table:table-cell/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style-name="ce2" table:formula="of:=[.D23]/[.E23]" office:value-type="float" office:value="0.97752808988764" calcext:value-type="float">
            <text:p>0.97752808988764</text:p>
          </table:table-cell>
          <table:table-cell table:number-columns-repeated="2"/>
          <table:table-cell table:style-name="ce1"/>
          <table:table-cell office:value-type="float" office:value="8" calcext:value-type="float">
            <text:p>8</text:p>
          </table:table-cell>
          <table:table-cell table:number-columns-repeated="2" office:value-type="float" office:value="63" calcext:value-type="float">
            <text:p>63</text:p>
          </table:table-cell>
          <table:table-cell table:style-name="ce2" table:formula="of:=[.K23]/[.L23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style-name="ce2" table:formula="of:=[.D24]/[.E24]" office:value-type="float" office:value="0.97752808988764" calcext:value-type="float">
            <text:p>0.97752808988764</text:p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table:number-columns-repeated="2" office:value-type="float" office:value="65" calcext:value-type="float">
            <text:p>65</text:p>
          </table:table-cell>
          <table:table-cell table:style-name="ce2" table:formula="of:=[.K24]/[.L24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table:formula="of:=[.D25]/[.E25]" office:value-type="float" office:value="0.966292134831461" calcext:value-type="float">
            <text:p>0.96629213483146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65" calcext:value-type="float">
            <text:p>65</text:p>
          </table:table-cell>
          <table:table-cell table:style-name="ce2" table:formula="of:=[.K25]/[.L25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table:formula="of:=[.D26]/[.E26]" office:value-type="float" office:value="0.966292134831461" calcext:value-type="float">
            <text:p>0.966292134831461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formula="of:=[.K26]/[.L26]" office:value-type="float" office:value="0.984375" calcext:value-type="float">
            <text:p>0.984375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table:formula="of:=[.D27]/[.E27]" office:value-type="float" office:value="0.966292134831461" calcext:value-type="float">
            <text:p>0.96629213483146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formula="of:=[.K27]/[.L27]" office:value-type="float" office:value="0.967741935483871" calcext:value-type="float">
            <text:p>0.967741935483871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TEAD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style-name="ce1" table:formula="of:=[.D32]/[.E32]" office:value-type="float" office:value="0.48" calcext:value-type="float">
            <text:p>0.48</text:p>
          </table:table-cell>
          <table:table-cell table:number-columns-repeated="2"/>
          <table:table-cell office:value-type="string" calcext:value-type="string">
            <text:p>TEAD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1" table:formula="of:=[.K32]/[.L32]" office:value-type="float" office:value="0.526315789473684" calcext:value-type="float">
            <text:p>0.526315789473684</text:p>
          </table:table-cell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table:number-columns-repeated="2" office:value-type="float" office:value="60" calcext:value-type="float">
            <text:p>60</text:p>
          </table:table-cell>
          <table:table-cell table:style-name="ce2" table:formula="of:=[.D33]/[.E33]" office:value-type="float" office:value="1" calcext:value-type="float">
            <text:p>1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2" table:formula="of:=[.K33]/[.L33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60" calcext:value-type="float">
            <text:p>60</text:p>
          </table:table-cell>
          <table:table-cell table:style-name="ce2" table:formula="of:=[.D34]/[.E34]"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style-name="ce1" table:formula="of:=[.K34]/[.L34]" office:value-type="float" office:value="0.925" calcext:value-type="float">
            <text:p>0.925</text:p>
          </table:table-cell>
        </table:table-row>
        <table:table-row table:style-name="ro1">
          <table:table-cell table:number-columns-repeated="2"/>
          <table:table-cell office:value-type="float" office:value="8.5" calcext:value-type="float">
            <text:p>8.5</text:p>
          </table:table-cell>
          <table:table-cell table:number-columns-repeated="2" office:value-type="float" office:value="60" calcext:value-type="float">
            <text:p>60</text:p>
          </table:table-cell>
          <table:table-cell table:style-name="ce2" table:formula="of:=[.D35]/[.E35]" office:value-type="float" office:value="1" calcext:value-type="float">
            <text:p>1</text:p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style-name="ce1" table:formula="of:=[.K35]/[.L35]" office:value-type="float" office:value="0.914285714285714" calcext:value-type="float">
            <text:p>0.914285714285714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[.D36]/[.E36]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2" table:formula="of:=[.K36]/[.L36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[.D37]/[.E37]" office:value-type="float" office:value="1" calcext:value-type="float">
            <text:p>1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number-columns-repeated="2" office:value-type="float" office:value="36" calcext:value-type="float">
            <text:p>36</text:p>
          </table:table-cell>
          <table:table-cell table:style-name="ce2" table:formula="of:=[.K37]/[.L37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[.D38]/[.E38]"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formula="of:=[.K38]/[.L38]" office:value-type="float" office:value="0.925" calcext:value-type="float">
            <text:p>0.925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fatty acid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table:style-name="ce1" table:formula="of:=[.D42]/[.E42]" office:value-type="float" office:value="0.384615384615385" calcext:value-type="float">
            <text:p>0.384615384615385</text:p>
          </table:table-cell>
          <table:table-cell table:number-columns-repeated="2"/>
          <table:table-cell office:value-type="string" calcext:value-type="string">
            <text:p>fatty acid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style-name="ce1" table:formula="of:=[.K42]/[.L42]" office:value-type="float" office:value="0.555555555555556" calcext:value-type="float">
            <text:p>0.555555555555556</text:p>
          </table:table-cell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style-name="ce2" table:formula="of:=[.D43]/[.E43]" office:value-type="float" office:value="0.984615384615385" calcext:value-type="float">
            <text:p>0.984615384615385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2" table:formula="of:=[.K43]/[.L43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style-name="ce2" table:formula="of:=[.D44]/[.E44]" office:value-type="float" office:value="0.984615384615385" calcext:value-type="float">
            <text:p>0.98461538461538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2" table:formula="of:=[.K44]/[.L44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style-name="ce2" table:formula="of:=[.D45]/[.E45]" office:value-type="float" office:value="0.984615384615385" calcext:value-type="float">
            <text:p>0.984615384615385</text:p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2" table:formula="of:=[.K45]/[.L45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formula="of:=[.D46]/[.E46]" office:value-type="float" office:value="0.984615384615385" calcext:value-type="float">
            <text:p>0.98461538461538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[.K46]/[.L46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formula="of:=[.D47]/[.E47]" office:value-type="float" office:value="0.984615384615385" calcext:value-type="float">
            <text:p>0.984615384615385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[.K47]/[.L47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formula="of:=[.D48]/[.E48]" office:value-type="float" office:value="0.984615384615385" calcext:value-type="float">
            <text:p>0.98461538461538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K48]/[.L48]"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trypsin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style-name="ce1" table:formula="of:=[.D52]/[.E52]" office:value-type="float" office:value="0.444444444444444" calcext:value-type="float">
            <text:p>0.444444444444444</text:p>
          </table:table-cell>
          <table:table-cell table:number-columns-repeated="2"/>
          <table:table-cell office:value-type="string" calcext:value-type="string">
            <text:p>trypsi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style-name="ce1" table:formula="of:=[.K52]/[.L52]" office:value-type="float" office:value="0.454545454545455" calcext:value-type="float">
            <text:p>0.454545454545455</text:p>
          </table:table-cell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table:number-columns-repeated="2" office:value-type="float" office:value="52" calcext:value-type="float">
            <text:p>52</text:p>
          </table:table-cell>
          <table:table-cell table:style-name="ce2" table:formula="of:=[.D53]/[.E53]" office:value-type="float" office:value="1" calcext:value-type="float">
            <text:p>1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2" table:formula="of:=[.K53]/[.L53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52" calcext:value-type="float">
            <text:p>52</text:p>
          </table:table-cell>
          <table:table-cell table:style-name="ce2" table:formula="of:=[.D54]/[.E54]"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2" table:formula="of:=[.K54]/[.L54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.5" calcext:value-type="float">
            <text:p>8.5</text:p>
          </table:table-cell>
          <table:table-cell table:number-columns-repeated="2" office:value-type="float" office:value="52" calcext:value-type="float">
            <text:p>52</text:p>
          </table:table-cell>
          <table:table-cell table:style-name="ce2" table:formula="of:=[.D55]/[.E55]" office:value-type="float" office:value="1" calcext:value-type="float">
            <text:p>1</text:p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2" table:formula="of:=[.K55]/[.L55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 office:value-type="float" office:value="52" calcext:value-type="float">
            <text:p>52</text:p>
          </table:table-cell>
          <table:table-cell table:formula="of:=[.D56]/[.E56]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formula="of:=[.K56]/[.L56]" office:value-type="float" office:value="0.888888888888889" calcext:value-type="float">
            <text:p>0.888888888888889</text:p>
          </table:table-cell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table:number-columns-repeated="2" office:value-type="float" office:value="52" calcext:value-type="float">
            <text:p>52</text:p>
          </table:table-cell>
          <table:table-cell table:formula="of:=[.D57]/[.E57]" office:value-type="float" office:value="1" calcext:value-type="float">
            <text:p>1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formula="of:=[.K57]/[.L57]" office:value-type="float" office:value="0.870967741935484" calcext:value-type="float">
            <text:p>0.870967741935484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52" calcext:value-type="float">
            <text:p>52</text:p>
          </table:table-cell>
          <table:table-cell table:formula="of:=[.D58]/[.E58]"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formula="of:=[.K58]/[.L58]" office:value-type="float" office:value="0.862068965517241" calcext:value-type="float">
            <text:p>0.862068965517241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tetanus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table:style-name="ce1" table:formula="of:=[.D62]/[.E62]" office:value-type="float" office:value="0.450704225352113" calcext:value-type="float">
            <text:p>0.450704225352113</text:p>
          </table:table-cell>
          <table:table-cell table:number-columns-repeated="2"/>
          <table:table-cell office:value-type="string" calcext:value-type="string">
            <text:p>tetanus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style-name="ce1" table:formula="of:=[.K62]/[.L62]" office:value-type="float" office:value="0.276595744680851" calcext:value-type="float">
            <text:p>0.276595744680851</text:p>
          </table:table-cell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style-name="ce2" table:formula="of:=[.D63]/[.E63]" office:value-type="float" office:value="0.961538461538462" calcext:value-type="float">
            <text:p>0.961538461538462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table:style-name="ce2" table:formula="of:=[.K63]/[.L63]" office:value-type="float" office:value="0.950819672131148" calcext:value-type="float">
            <text:p>0.950819672131148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style-name="ce2" table:formula="of:=[.D64]/[.E64]" office:value-type="float" office:value="0.961538461538462" calcext:value-type="float">
            <text:p>0.96153846153846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style-name="ce2" table:formula="of:=[.K64]/[.L64]" office:value-type="float" office:value="0.951612903225807" calcext:value-type="float">
            <text:p>0.951612903225807</text:p>
          </table:table-cell>
        </table:table-row>
        <table:table-row table:style-name="ro1"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style-name="ce2" table:formula="of:=[.D65]/[.E65]" office:value-type="float" office:value="0.961538461538462" calcext:value-type="float">
            <text:p>0.961538461538462</text:p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style-name="ce1" table:formula="of:=[.K65]/[.L65]" office:value-type="float" office:value="0.833333333333333" calcext:value-type="float">
            <text:p>0.833333333333333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formula="of:=[.D66]/[.E66]" office:value-type="float" office:value="0.961538461538462" calcext:value-type="float">
            <text:p>0.96153846153846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table:formula="of:=[.K66]/[.L66]" office:value-type="float" office:value="0.904761904761905" calcext:value-type="float">
            <text:p>0.904761904761905</text:p>
          </table:table-cell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formula="of:=[.D67]/[.E67]" office:value-type="float" office:value="0.961538461538462" calcext:value-type="float">
            <text:p>0.961538461538462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table:formula="of:=[.K67]/[.L67]" office:value-type="float" office:value="0.898305084745763" calcext:value-type="float">
            <text:p>0.898305084745763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formula="of:=[.D68]/[.E68]" office:value-type="float" office:value="0.961538461538462" calcext:value-type="float">
            <text:p>0.96153846153846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table:style-name="ce2" table:formula="of:=[.K68]/[.L68]" office:value-type="float" office:value="0.90625" calcext:value-type="float">
            <text:p>0.90625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TYPR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table:style-name="ce1" table:formula="of:=[.D73]/[.E73]" office:value-type="float" office:value="0.578947368421053" calcext:value-type="float">
            <text:p>0.578947368421053</text:p>
          </table:table-cell>
          <table:table-cell table:number-columns-repeated="2"/>
          <table:table-cell office:value-type="string" calcext:value-type="string">
            <text:p>TYPR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style-name="ce1" table:formula="of:=[.K73]/[.L73]" office:value-type="float" office:value="0.545454545454545" calcext:value-type="float">
            <text:p>0.545454545454545</text:p>
          </table:table-cell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style-name="ce2" table:formula="of:=[.D74]/[.E74]" office:value-type="float" office:value="0.984375" calcext:value-type="float">
            <text:p>0.984375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2" table:formula="of:=[.K74]/[.L74]" office:value-type="float" office:value="0.96" calcext:value-type="float">
            <text:p>0.96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style-name="ce2" table:formula="of:=[.D75]/[.E75]" office:value-type="float" office:value="0.984375" calcext:value-type="float">
            <text:p>0.98437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1" table:formula="of:=[.K75]/[.L75]" office:value-type="float" office:value="0.9375" calcext:value-type="float">
            <text:p>0.9375</text:p>
          </table:table-cell>
        </table:table-row>
        <table:table-row table:style-name="ro1"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style-name="ce2" table:formula="of:=[.D76]/[.E76]" office:value-type="float" office:value="0.984375" calcext:value-type="float">
            <text:p>0.984375</text:p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style-name="ce1" table:formula="of:=[.K76]/[.L76]" office:value-type="float" office:value="0.939393939393939" calcext:value-type="float">
            <text:p>0.939393939393939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formula="of:=[.D77]/[.E77]" office:value-type="float" office:value="0.984375" calcext:value-type="float">
            <text:p>0.98437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2" table:formula="of:=[.K77]/[.L77]" office:value-type="float" office:value="0.941176470588235" calcext:value-type="float">
            <text:p>0.941176470588235</text:p>
          </table:table-cell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formula="of:=[.D78]/[.E78]" office:value-type="float" office:value="0.984375" calcext:value-type="float">
            <text:p>0.984375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2" table:formula="of:=[.K78]/[.L78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formula="of:=[.D79]/[.E79]" office:value-type="float" office:value="0.984375" calcext:value-type="float">
            <text:p>0.98437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formula="of:=[.K79]/[.L79]" office:value-type="float" office:value="0.911764705882353" calcext:value-type="float">
            <text:p>0.9117647058823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21T08:31:28.268000000</dc:date>
    <meta:editing-duration>PT2H15M2S</meta:editing-duration>
    <meta:editing-cycles>6</meta:editing-cycles>
    <meta:generator>LibreOffice/7.4.4.2$Windows_X86_64 LibreOffice_project/85569322deea74ec9134968a29af2df5663baa21</meta:generator>
    <meta:document-statistic meta:table-count="1" meta:cell-count="408" meta:object-count="0"/>
  </office:meta>
</office:document-meta>
</file>